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Roboto" svg:font-family="Roboto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font-style="normal" style:text-underline-style="none" fo:font-weight="bold" officeooo:rsid="0004bc2c" officeooo:paragraph-rsid="0004bc2c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text-properties style:font-name="Roboto" fo:font-size="11pt" fo:font-style="normal" style:text-underline-style="none" officeooo:rsid="0004bc2c" officeooo:paragraph-rsid="0004bc2c" style:font-size-asian="11pt" style:font-style-asian="normal" style:font-size-complex="11pt" style:font-style-complex="normal"/>
    </style:style>
    <style:style style:name="P3" style:family="paragraph" style:parent-style-name="Standard">
      <style:text-properties style:font-name="Roboto" fo:font-size="11pt" fo:font-style="normal" style:text-underline-style="none" fo:font-weight="normal" officeooo:paragraph-rsid="0004bc2c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style:font-name="Roboto" fo:font-size="11pt" fo:font-style="normal" style:text-underline-style="none" fo:font-weight="normal" officeooo:rsid="00064d2c" officeooo:paragraph-rsid="00064d2c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font-name="Roboto" fo:font-size="11pt" fo:font-style="normal" style:text-underline-style="none" fo:font-weight="normal" officeooo:paragraph-rsid="000853ca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style:font-name="Roboto" fo:font-size="11pt" fo:font-style="normal" style:text-underline-style="none" fo:font-weight="normal" officeooo:rsid="000b11cc" officeooo:paragraph-rsid="000b11cc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Roboto" fo:font-size="11pt" style:text-underline-style="none" fo:font-weight="normal" officeooo:rsid="00110329" officeooo:paragraph-rsid="00359efe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Roboto" fo:font-size="11pt" style:text-underline-style="none" fo:font-weight="normal" officeooo:rsid="00110329" officeooo:paragraph-rsid="00110329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Roboto" fo:font-size="11pt" fo:font-style="italic" style:text-underline-style="none" fo:font-weight="normal" officeooo:rsid="001203ce" officeooo:paragraph-rsid="001203ce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style:font-name="Roboto" fo:font-size="11pt" fo:font-style="italic" style:text-underline-style="none" fo:font-weight="normal" officeooo:rsid="00181c07" officeooo:paragraph-rsid="00181c07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style:font-name="Roboto" fo:font-size="13pt" fo:font-style="normal" style:text-underline-style="none" fo:font-weight="bold" officeooo:rsid="0009a899" officeooo:paragraph-rsid="0009a899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Preformatted_20_Text">
      <style:text-properties style:font-name="Roboto"/>
    </style:style>
    <style:style style:name="P13" style:family="paragraph" style:parent-style-name="Preformatted_20_Text">
      <style:text-properties style:font-name="Roboto" style:text-underline-style="none"/>
    </style:style>
    <style:style style:name="P14" style:family="paragraph" style:parent-style-name="Preformatted_20_Text">
      <style:text-properties style:font-name="Roboto" style:text-underline-style="none" officeooo:paragraph-rsid="003a52bc"/>
    </style:style>
    <style:style style:name="P15" style:family="paragraph" style:parent-style-name="Preformatted_20_Text">
      <style:text-properties style:font-name="Roboto" fo:font-weight="normal" style:font-weight-asian="normal" style:font-weight-complex="normal"/>
    </style:style>
    <style:style style:name="P16" style:family="paragraph" style:parent-style-name="Preformatted_20_Text">
      <style:text-properties style:font-name="Roboto" fo:font-weight="normal" officeooo:paragraph-rsid="00359efe" style:font-weight-asian="normal" style:font-weight-complex="normal"/>
    </style:style>
    <style:style style:name="P17" style:family="paragraph" style:parent-style-name="Preformatted_20_Text">
      <style:text-properties style:font-name="Roboto" fo:font-style="italic" fo:font-weight="normal" officeooo:rsid="0017c91d" style:font-style-asian="italic" style:font-weight-asian="normal" style:font-style-complex="italic" style:font-weight-complex="normal"/>
    </style:style>
    <style:style style:name="P18" style:family="paragraph" style:parent-style-name="Preformatted_20_Text">
      <style:text-properties style:font-name="Roboto" officeooo:paragraph-rsid="003a52bc"/>
    </style:style>
    <style:style style:name="P19" style:family="paragraph" style:parent-style-name="Preformatted_20_Text">
      <style:text-properties style:font-name="Roboto" fo:font-size="10pt" style:font-size-asian="10pt" style:font-size-complex="10pt"/>
    </style:style>
    <style:style style:name="P20" style:family="paragraph" style:parent-style-name="Preformatted_20_Text">
      <style:text-properties style:font-name="Roboto" fo:font-size="10pt" officeooo:paragraph-rsid="003a52bc" style:font-size-asian="10pt" style:font-size-complex="10pt"/>
    </style:style>
    <style:style style:name="P21" style:family="paragraph" style:parent-style-name="Preformatted_20_Text">
      <style:text-properties style:font-name="Roboto" fo:font-size="10pt" officeooo:rsid="003a78f4" style:font-size-asian="10pt" style:font-size-complex="10pt"/>
    </style:style>
    <style:style style:name="P22" style:family="paragraph" style:parent-style-name="Preformatted_20_Text">
      <style:text-properties style:font-name="Roboto" fo:font-size="10pt" fo:font-weight="normal" officeooo:paragraph-rsid="003a52bc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style:font-name="Roboto" fo:font-size="10pt" fo:font-style="normal" style:font-size-asian="10pt" style:font-style-asian="normal" style:font-size-complex="10pt" style:font-style-complex="normal"/>
    </style:style>
    <style:style style:name="P24" style:family="paragraph" style:parent-style-name="Preformatted_20_Text">
      <style:text-properties style:font-name="Roboto" fo:language="en" fo:country="US"/>
    </style:style>
    <style:style style:name="P25" style:family="paragraph" style:parent-style-name="Preformatted_20_Text">
      <style:text-properties style:font-name="Roboto" officeooo:paragraph-rsid="003ad997"/>
    </style:style>
    <style:style style:name="P26" style:family="paragraph" style:parent-style-name="Preformatted_20_Text">
      <style:text-properties style:font-name="Roboto" officeooo:rsid="003cd8a9" officeooo:paragraph-rsid="003cd8a9"/>
    </style:style>
    <style:style style:name="P27" style:family="paragraph" style:parent-style-name="Preformatted_20_Text">
      <style:text-properties style:font-name="Roboto" officeooo:rsid="003e6efb" officeooo:paragraph-rsid="003e6efb"/>
    </style:style>
    <style:style style:name="P28" style:family="paragraph" style:parent-style-name="Preformatted_20_Text">
      <style:text-properties style:font-name="Roboto" officeooo:paragraph-rsid="00461844"/>
    </style:style>
    <style:style style:name="P29" style:family="paragraph" style:parent-style-name="Preformatted_20_Text">
      <style:text-properties style:font-name="Roboto" officeooo:rsid="00461844" officeooo:paragraph-rsid="00461844"/>
    </style:style>
    <style:style style:name="P30" style:family="paragraph" style:parent-style-name="Preformatted_20_Text">
      <style:text-properties style:font-name="Roboto" officeooo:rsid="004349e0" officeooo:paragraph-rsid="004349e0"/>
    </style:style>
    <style:style style:name="P31" style:family="paragraph" style:parent-style-name="Preformatted_20_Text">
      <style:text-properties style:font-name="Roboto" officeooo:rsid="004470ce" officeooo:paragraph-rsid="004470ce"/>
    </style:style>
    <style:style style:name="P32" style:family="paragraph" style:parent-style-name="Preformatted_20_Text">
      <style:text-properties style:font-name="Roboto" officeooo:paragraph-rsid="004470ce"/>
    </style:style>
    <style:style style:name="P33" style:family="paragraph" style:parent-style-name="Preformatted_20_Text">
      <style:text-properties style:font-name="Roboto" officeooo:rsid="004fa210" officeooo:paragraph-rsid="004fa210"/>
    </style:style>
    <style:style style:name="P34" style:family="paragraph" style:parent-style-name="Preformatted_20_Text">
      <style:text-properties style:font-name="Roboto" officeooo:rsid="00500daa" officeooo:paragraph-rsid="00500daa"/>
    </style:style>
    <style:style style:name="P35" style:family="paragraph" style:parent-style-name="Preformatted_20_Text">
      <style:text-properties style:font-name="Roboto" officeooo:rsid="0052320f" officeooo:paragraph-rsid="0052320f"/>
    </style:style>
    <style:style style:name="P36" style:family="paragraph" style:parent-style-name="Preformatted_20_Text">
      <style:text-properties style:font-name="Roboto Mono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Roboto"/>
    </style:style>
    <style:style style:name="P38" style:family="paragraph" style:parent-style-name="Preformatted_20_Text">
      <style:paragraph-properties fo:margin-top="0cm" fo:margin-bottom="0.499cm" loext:contextual-spacing="false"/>
      <style:text-properties style:font-name="Roboto" officeooo:paragraph-rsid="003d940a"/>
    </style:style>
    <style:style style:name="P39" style:family="paragraph" style:parent-style-name="Text_20_body">
      <style:text-properties style:font-name="Roboto" officeooo:paragraph-rsid="003ad997"/>
    </style:style>
    <style:style style:name="P40" style:family="paragraph" style:parent-style-name="Text_20_body">
      <style:text-properties style:font-name="Roboto" officeooo:rsid="003cd8a9" officeooo:paragraph-rsid="003cd8a9"/>
    </style:style>
    <style:style style:name="P41" style:family="paragraph" style:parent-style-name="Title">
      <style:text-properties style:font-name="Roboto" fo:font-style="normal" style:font-style-asian="normal" style:font-style-complex="normal"/>
    </style:style>
    <style:style style:name="P42" style:family="paragraph" style:parent-style-name="Subtitle">
      <style:text-properties style:font-name="Roboto"/>
    </style:style>
    <style:style style:name="P43" style:family="paragraph" style:parent-style-name="Subtitle">
      <style:text-properties style:font-name="Roboto" fo:font-style="normal" style:text-underline-style="none" style:font-style-asian="normal" style:font-style-complex="normal"/>
    </style:style>
    <style:style style:name="P44" style:family="paragraph" style:parent-style-name="Subtitle">
      <style:text-properties style:font-name="Roboto" style:text-underline-style="none"/>
    </style:style>
    <style:style style:name="P45" style:family="paragraph" style:parent-style-name="Heading_20_3">
      <style:text-properties style:font-name="Roboto"/>
    </style:style>
    <style:style style:name="P46" style:family="paragraph" style:parent-style-name="Heading_20_3">
      <style:text-properties style:font-name="Roboto" fo:font-style="normal" style:text-underline-style="none" style:font-style-asian="normal" style:font-style-complex="normal"/>
    </style:style>
    <style:style style:name="P47" style:family="paragraph" style:parent-style-name="Heading_20_3">
      <style:text-properties style:font-name="Roboto" fo:font-style="normal" style:text-underline-style="none" officeooo:paragraph-rsid="003a52bc" style:font-style-asian="normal" style:font-style-complex="normal"/>
    </style:style>
    <style:style style:name="P48" style:family="paragraph" style:parent-style-name="Heading_20_3">
      <style:text-properties style:font-name="Roboto" fo:font-style="normal" style:text-underline-style="none" officeooo:paragraph-rsid="0034d9be" style:font-style-asian="normal" style:font-style-complex="normal"/>
    </style:style>
    <style:style style:name="P49" style:family="paragraph" style:parent-style-name="Heading_20_3">
      <style:text-properties style:font-name="Roboto" fo:font-style="normal" style:text-underline-style="none" officeooo:rsid="003ad997" officeooo:paragraph-rsid="003ad997" style:font-style-asian="normal" style:font-style-complex="normal"/>
    </style:style>
    <style:style style:name="P50" style:family="paragraph" style:parent-style-name="Heading_20_3">
      <style:text-properties style:font-name="Roboto" fo:font-style="normal" style:text-underline-style="none" fo:font-weight="bold" officeooo:rsid="0004bc2c" style:font-style-asian="normal" style:font-weight-asian="bold" style:font-style-complex="normal" style:font-weight-complex="bold"/>
    </style:style>
    <style:style style:name="P51" style:family="paragraph" style:parent-style-name="Heading_20_3">
      <style:text-properties style:font-name="Roboto" fo:font-style="normal" style:font-style-asian="normal" style:font-style-complex="normal"/>
    </style:style>
    <style:style style:name="P52" style:family="paragraph" style:parent-style-name="Heading_20_3">
      <style:text-properties style:font-name="Roboto" style:text-underline-style="none"/>
    </style:style>
    <style:style style:name="P53" style:family="paragraph" style:parent-style-name="Heading_20_3">
      <style:text-properties style:font-name="Roboto" style:text-underline-style="none" officeooo:paragraph-rsid="0034d9be"/>
    </style:style>
    <style:style style:name="P54" style:family="paragraph" style:parent-style-name="Heading_20_3">
      <style:text-properties style:font-name="Roboto" style:text-underline-style="none" officeooo:paragraph-rsid="0035762f"/>
    </style:style>
    <style:style style:name="P55" style:family="paragraph" style:parent-style-name="Heading_20_3">
      <style:text-properties style:font-name="Roboto" officeooo:paragraph-rsid="00500daa"/>
    </style:style>
    <style:style style:name="P56" style:family="paragraph" style:parent-style-name="Preformatted_20_Text">
      <style:text-properties style:font-name="Roboto" officeooo:rsid="0052320f" officeooo:paragraph-rsid="0052320f"/>
    </style:style>
    <style:style style:name="P57" style:family="paragraph" style:parent-style-name="Heading_20_10">
      <style:text-properties style:font-name="Roboto"/>
    </style:style>
    <style:style style:name="P58" style:family="paragraph" style:parent-style-name="Heading_20_10">
      <style:text-properties style:font-name="Roboto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4d2c" style:font-weight-asian="bold" style:font-weight-complex="bold"/>
    </style:style>
    <style:style style:name="T3" style:family="text">
      <style:text-properties fo:font-weight="bold" officeooo:rsid="000853ca" style:font-weight-asian="bold" style:font-weight-complex="bold"/>
    </style:style>
    <style:style style:name="T4" style:family="text">
      <style:text-properties fo:font-weight="bold" officeooo:rsid="002cfe6a" style:font-weight-asian="bold" style:font-weight-complex="bold"/>
    </style:style>
    <style:style style:name="T5" style:family="text">
      <style:text-properties fo:font-weight="bold" officeooo:rsid="004470c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64d2c" style:font-weight-asian="normal" style:font-weight-complex="normal"/>
    </style:style>
    <style:style style:name="T8" style:family="text">
      <style:text-properties fo:font-weight="normal" officeooo:rsid="000853ca" style:font-weight-asian="normal" style:font-weight-complex="normal"/>
    </style:style>
    <style:style style:name="T9" style:family="text">
      <style:text-properties fo:font-weight="normal" officeooo:rsid="00110329" style:font-weight-asian="normal" style:font-weight-complex="normal"/>
    </style:style>
    <style:style style:name="T10" style:family="text">
      <style:text-properties fo:font-weight="normal" officeooo:rsid="000c7c5b" style:font-weight-asian="normal" style:font-weight-complex="normal"/>
    </style:style>
    <style:style style:name="T11" style:family="text">
      <style:text-properties fo:font-weight="normal" officeooo:rsid="0017c91d" style:font-weight-asian="normal" style:font-weight-complex="normal"/>
    </style:style>
    <style:style style:name="T12" style:family="text">
      <style:text-properties fo:font-weight="normal" officeooo:rsid="002dcb79" style:font-weight-asian="normal" style:font-weight-complex="normal"/>
    </style:style>
    <style:style style:name="T13" style:family="text">
      <style:text-properties fo:font-weight="normal" officeooo:rsid="0024904b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34d9b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6f0a8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2772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fe6a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e1727" style:font-style-asian="normal" style:font-style-complex="normal"/>
    </style:style>
    <style:style style:name="T23" style:family="text">
      <style:text-properties fo:font-style="normal" officeooo:rsid="003a78f4" style:font-style-asian="normal" style:font-style-complex="normal"/>
    </style:style>
    <style:style style:name="T24" style:family="text">
      <style:text-properties fo:font-style="normal" officeooo:rsid="004470ce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0fda2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89978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f3af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e172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0fda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892b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89978" style:font-style-asian="normal" style:font-weight-asian="normal" style:font-style-complex="normal" style:font-weight-complex="normal"/>
    </style:style>
    <style:style style:name="T34" style:family="text">
      <style:text-properties officeooo:rsid="0034d9be"/>
    </style:style>
    <style:style style:name="T35" style:family="text">
      <style:text-properties officeooo:rsid="003771a5"/>
    </style:style>
    <style:style style:name="T36" style:family="text">
      <style:text-properties officeooo:rsid="00389978"/>
    </style:style>
    <style:style style:name="T37" style:family="text">
      <style:text-properties officeooo:rsid="003ad997"/>
    </style:style>
    <style:style style:name="T38" style:family="text">
      <style:text-properties officeooo:rsid="004470ce"/>
    </style:style>
    <style:style style:name="T39" style:family="text">
      <style:text-properties officeooo:rsid="00461844"/>
    </style:style>
    <style:style style:name="T40" style:family="text">
      <style:text-properties style:font-name="Roboto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4">RO</text:span><text:span text:style-name="T15">S</text:span></text:p>
      <text:p text:style-name="P1"/>
      <text:p text:style-name="P43">Installation</text:p>
      <text:h text:style-name="P47" text:outline-level="3"><text:span text:style-name="T1">Autorisation packages </text:span>: </text:h>
      <text:p text:style-name="P14"><text:span text:style-name="T34">s</text:span>udo sh -c 'echo "deb http://packages.ros.org/ros/ubuntu $(lsb_release -sc) main" &gt; /etc/apt/sources.list.d/ros-latest.list'</text:p>
      <text:p text:style-name="P2"/>
      <text:h text:style-name="P50" text:outline-level="3">Keys server : </text:h>
      <text:p text:style-name="P13">sudo apt-key adv --keyserver hkp://ha.pool.sks-keyservers.net:80 –recv-key 421C365BD9FF1F717815A3895523BAEEB01FA116</text:p>
      <text:p text:style-name="P3"/>
      <text:h text:style-name="P46" text:outline-level="3"><text:span text:style-name="T2">Préparation installation </text:span><text:span text:style-name="T7">: </text:span></text:h>
      <text:p text:style-name="P13">sudo apt-get update</text:p>
      <text:p text:style-name="P4"/>
      <text:h text:style-name="P46" text:outline-level="3"><text:span text:style-name="T2">Installation FULL </text:span><text:span text:style-name="T7">: </text:span></text:h>
      <text:p text:style-name="P13">sudo apt-get install ros-lunar-desktop-full</text:p>
      <text:p text:style-name="P4"/>
      <text:h text:style-name="P53" text:outline-level="3"><text:span text:style-name="T21">Initialiser rosdep </text:span><text:span text:style-name="T28">: <text:tab/></text:span></text:h>
      <text:p text:style-name="P13">sudo rosdep init</text:p>
      <text:p text:style-name="P13">rosdep update</text:p>
      <text:p text:style-name="P13">chemin : /etc/ros/rosdep/</text:p>
      <text:p text:style-name="P13"/>
      <text:h text:style-name="P53" text:outline-level="3"><text:span text:style-name="T21">Setup environnement, Ros ajouter à chaques shell</text:span><text:span text:style-name="T28"> :</text:span><text:span text:style-name="T6"> </text:span></text:h>
      <text:p text:style-name="P13">echo "source /opt/ros/lunar/setup.bash" &gt;&gt; ~/.bashrc</text:p>
      <text:p text:style-name="P13">source ~/.bashrc</text:p>
      <text:p text:style-name="P13">source /opt/ros/lunar/setup.bash</text:p>
      <text:p text:style-name="P13"/>
      <text:h text:style-name="P48" text:outline-level="3"><text:span text:style-name="T3">Outils rosinstall  </text:span><text:span text:style-name="T8">: </text:span></text:h>
      <text:p text:style-name="P13">sudo apt-get install python-rosinstall python-rosinstall-generator python-wstool build-essential</text:p>
      <text:p text:style-name="P5"/>
      <text:p text:style-name="P5"/>
      <text:p text:style-name="P5"/>
      <text:p text:style-name="P44">Tutoriels</text:p>
      <text:p text:style-name="P11"/>
      <text:h text:style-name="P54" text:outline-level="3">Source setup files<text:span text:style-name="T6"> : </text:span></text:h>
      <text:p text:style-name="P12">source /opt/ros/lunar/setup.bash</text:p>
      <text:p text:style-name="P12">Sourcer est nécessaire à chaque démarrage de terminal</text:p>
      <text:p text:style-name="P12">cd catkin_ws/</text:p>
      <text:p text:style-name="P12">source devel/setup.bash</text:p>
      <text:p text:style-name="P6"/>
      <text:h text:style-name="P48" text:outline-level="3"><text:soft-page-break/>Ros workspsace <text:span text:style-name="T6">: <text:tab/></text:span></text:h>
      <text:p text:style-name="P12">mkdir -p ~/catkin_ws/src</text:p>
      <text:p text:style-name="P12">cd ~/catkin_ws/</text:p>
      <text:p text:style-name="P12">catkin_make</text:p>
      <text:p text:style-name="P12"/>
      <text:h text:style-name="P58" text:outline-level="10">ros-tutorials <text:span text:style-name="T6">: </text:span></text:h>
      <text:p text:style-name="P12"><text:span text:style-name="T6">sudo apt-get install ros-</text:span><text:span text:style-name="T9">lunar</text:span><text:span text:style-name="T6">-ros-tutorials</text:span></text:p>
      <text:p text:style-name="P12"/>
      <text:h text:style-name="P58" text:outline-level="10">rospack find<text:span text:style-name="T6"> : </text:span></text:h>
      <text:p text:style-name="P12">avoir le bash du package</text:p>
      <text:p text:style-name="P12"/>
      <text:h text:style-name="P58" text:outline-level="10">roscd<text:span text:style-name="T6"> : </text:span></text:h>
      <text:p text:style-name="P12"><text:span text:style-name="T6">se situer dans le bash </text:span><text:span text:style-name="T10">de l’argument (log,package,subdirectory) -&gt;cd</text:span></text:p>
      <text:p text:style-name="P12">cd ~/catkin_ws</text:p>
      <text:p text:style-name="P12">source devel/setup.bash</text:p>
      <text:p text:style-name="P12">roscd beginner_tutorials</text:p>
      <text:p text:style-name="P12"/>
      <text:h text:style-name="P58" text:outline-level="10">rosls<text:span text:style-name="T6"> -&gt;ls</text:span></text:h>
      <text:p text:style-name="P12"/>
      <text:p text:style-name="P12">echo $ROS_PACKAGE_PATH <text:span text:style-name="T6">: </text:span></text:p>
      <text:p text:style-name="P12">verifier les package installés</text:p>
      <text:p text:style-name="P12"/>
      <text:h text:style-name="P53" text:outline-level="3"><text:span text:style-name="T21">Créer package</text:span><text:span text:style-name="T28"> : </text:span><text:span text:style-name="T6"><text:tab/></text:span></text:h>
      <text:p text:style-name="P12">catkin_create_pkg &lt;package_name&gt; [depend1] [depend2] [depend3]</text:p>
      <text:p text:style-name="P12"><text:span text:style-name="T28">catkin_make<text:tab/>//</text:span><text:span text:style-name="T29">Construit tous les projets dans le répertoire source</text:span></text:p>
      <text:p text:style-name="P12">. ~/catkin_ws/devel/setup.bash</text:p>
      <text:p text:style-name="P12"/>
      <text:h text:style-name="P52" text:outline-level="3"><text:span text:style-name="T21">Passer en revue les dépendances de premier ordre</text:span><text:span text:style-name="T28"> : </text:span><text:span text:style-name="T30">(arguments) </text:span></text:h>
      <text:p text:style-name="P12">rospack depends1 beginner_tutorials </text:p>
      <text:p text:style-name="P12"/>
      <text:h text:style-name="P52" text:outline-level="3"><text:span text:style-name="T21">Dépendances des dépedances</text:span><text:span text:style-name="T28"> :</text:span></text:h>
      <text:p text:style-name="P12">rospack depends1 rospy</text:p>
      <text:p text:style-name="P12"/>
      <text:h text:style-name="P52" text:outline-level="3"><text:span text:style-name="T21">Dépendances indirectes</text:span><text:span text:style-name="T28"> : </text:span></text:h>
      <text:p text:style-name="P12">rospack depends beginner_tutorials </text:p>
      <text:p text:style-name="P12"/>
      <text:h text:style-name="P53" text:outline-level="3"><text:span text:style-name="T22">M</text:span><text:span text:style-name="T21">odifier le package</text:span><text:span text:style-name="T28"> : <text:s/></text:span></text:h>
      <text:p text:style-name="P12">gedit package.xml &amp;</text:p>
      <text:p text:style-name="P12"/>
      <text:h text:style-name="P52" text:outline-level="3"><text:span text:style-name="T21">Nodes</text:span><text:span text:style-name="T28"> </text:span><text:span text:style-name="T6">: </text:span></text:h>
      <text:p text:style-name="P15">A node is an executable that uses ROS to communicate with other nodes.</text:p>
      <text:p text:style-name="P15">Nodes can publish or subscribe to a Topic.</text:p>
      <text:p text:style-name="P7"/>
      <text:p text:style-name="P16">Liste des node qui s’éxécutent : rosnode list</text:p>
      <text:p text:style-name="P8"/>
      <text:h text:style-name="P57" text:outline-level="10">roscore<text:span text:style-name="T6"> is the first thing you should run when using ROS.</text:span></text:h>
      <text:h text:style-name="P57" text:outline-level="10">rosrun<text:span text:style-name="T6"> turtlesim turtlesim_node __name:=my_turtle </text:span><text:span text:style-name="T17">→ lance le nodde prédéfinit avec un nom spécifié.</text:span></text:h>
      <text:p text:style-name="P9"/>
      <text:h text:style-name="P46" text:outline-level="3"><text:soft-page-break/>TOPIC :</text:h>
      <text:h text:style-name="P57" text:outline-level="10">Subscriber <text:s text:c="3"/></text:h>
      <text:p text:style-name="P12">rosrun turtlesim turtlesim_node</text:p>
      <text:p text:style-name="P12"/>
      <text:h text:style-name="P57" text:outline-level="10">Publisher <text:s text:c="5"/></text:h>
      <text:p text:style-name="P12"><text:span text:style-name="T6">rosrun turtlesim turtle_teleop_key →Pour</text:span><text:span text:style-name="T17"> avoir une gestion du mvt grace topic</text:span></text:p>
      <text:p text:style-name="P12"/>
      <text:p text:style-name="P12"><text:span text:style-name="T6">rosrun </text:span><text:span text:style-name="T1">rqt_graph</text:span><text:span text:style-name="T6"> rqt_graph → </text:span><text:span text:style-name="T17">graph/repésentation du modèle actuel</text:span></text:p>
      <text:p text:style-name="P12"/>
      <text:p text:style-name="P12"><text:span text:style-name="T1">rostopic</text:span><text:span text:style-name="T6"> → </text:span><text:span text:style-name="T17">examiner les topics, </text:span><text:span text:style-name="T18">et s’y abonne</text:span></text:p>
      <text:p text:style-name="P12"><text:span text:style-name="T17"><text:tab/></text:span><text:span text:style-name="T6">echo : </text:span><text:span text:style-name="T11">voir les infomations</text:span></text:p>
      <text:p text:style-name="P12"><text:tab/><text:span text:style-name="T6">hz </text:span>: fréquence d’envoi</text:p>
      <text:p text:style-name="P12"/>
      <text:p text:style-name="P12">rostopic <text:span text:style-name="T1">list</text:span> → liste des topics</text:p>
      <text:p text:style-name="P12"/>
      <text:p text:style-name="P12">rostopic <text:span text:style-name="T1">pub</text:span> <text:span text:style-name="T6">→ publication d’information sur un topic</text:span></text:p>
      <text:p text:style-name="P12"><text:span text:style-name="T6">pour la tortue ex : </text:span><text:span text:style-name="T17">rostopic pub -1 /turtle1/cmd_vel geometry_msgs/Twist -- '[2.0, 0.0, 0.0]' '[0.0, 0.0, 1.8]'</text:span></text:p>
      <text:p text:style-name="P12">//Topic concerné et information à trnamettre</text:p>
      <text:p text:style-name="P12"/>
      <text:p text:style-name="P17">rostopic pub redondance(-1) <text:s/>topic <text:s/>message type option(--) <text:s/>information (selon message type)</text:p>
      <text:p text:style-name="P12"/>
      <text:p text:style-name="P12"><text:span text:style-name="T6">rosrun </text:span>rqt_plot<text:span text:style-name="T6"> rqt_plot → </text:span><text:span text:style-name="T17">oscillation des mvt de la tortue</text:span></text:p>
      <text:p text:style-name="P10"/>
      <text:h text:style-name="P45" text:outline-level="3"><text:span text:style-name="T21">Service </text:span>:</text:h>
      <text:p text:style-name="P12"><text:span text:style-name="T1">rosservice</text:span><text:span text:style-name="T6"> (service est un autremoyen de communiquer avec les nodes)</text:span></text:p>
      <text:p text:style-name="P12">ex : rosservice call /spawn 2 2 0,1 «» spawn une nouvelle tortue sur le node et au coord indiquées</text:p>
      <text:p text:style-name="P12"/>
      <text:p text:style-name="P12"><text:span text:style-name="T1">rosparam</text:span><text:span text:style-name="T6"> list →donne liste des paramètres</text:span></text:p>
      <text:p text:style-name="P12"/>
      <text:p text:style-name="P12">rosparam get /background_r <text:s/>→ donne 69</text:p>
      <text:p text:style-name="P12"/>
      <text:p text:style-name="P12">rosparam set /background_r 150 </text:p>
      <text:p text:style-name="P12"><text:span text:style-name="T6">rosservice call /clear </text:span><text:span text:style-name="T17">//mise à jour </text:span></text:p>
      <text:p text:style-name="P12"/>
      <text:p text:style-name="P12"/>
      <text:p text:style-name="P12"><text:span text:style-name="T1">rosparam</text:span> set /background_b 200 <text:span text:style-name="T16">//Changement valeur</text:span></text:p>
      <text:p text:style-name="P12"><text:span text:style-name="T6">rosparam dump params.yams1 </text:span><text:span text:style-name="T17">//stock les valeurs des params</text:span></text:p>
      <text:p text:style-name="P12"><text:span text:style-name="T6">rosparam get /copy/background_b </text:span><text:span text:style-name="T17">//Anciennesvaleur</text:span></text:p>
      <text:p text:style-name="P12">20</text:p>
      <text:p text:style-name="P12"><text:span text:style-name="T6">rosparam load params.yams1 copy </text:span><text:span text:style-name="T17">//Chargement nouvelle valeur</text:span></text:p>
      <text:p text:style-name="P12"><text:span text:style-name="T6">rosparam get /copy/background_b <text:s/></text:span><text:span text:style-name="T17">//Valeurs stocké bien chargée</text:span></text:p>
      <text:p text:style-name="P12">200</text:p>
      <text:p text:style-name="P12"/>
      <text:h text:style-name="P57" text:outline-level="10">Vérifier les envois</text:h>
      <text:p text:style-name="P12">rqt_<text:span text:style-name="T1">console</text:span></text:p>
      <text:p text:style-name="P18">rqt_<text:span text:style-name="T1">loger_level</text:span><text:span text:style-name="T6"> → différents niveaux : <text:tab/></text:span></text:p>
      <text:p text:style-name="P18"><text:span text:style-name="T6"><text:tab/>Fatal :la plus haute </text:span>priorité</text:p>
      <text:p text:style-name="P12"><text:tab/>Error</text:p>
      <text:p text:style-name="P12"><text:tab/>Warn</text:p>
      <text:p text:style-name="P12"><text:tab/>Info</text:p>
      <text:p text:style-name="P12"><text:tab/>Debug :la plus basse</text:p>
      <text:p text:style-name="P12"/>
      <text:p text:style-name="P12">Si l’on se positionne sur warn, sera reçu Fatal, Error et Warn.</text:p>
      <text:p text:style-name="P12"/>
      <text:p text:style-name="P12">roslaunch<text:span text:style-name="T6"> [package] [filename.launch] : </text:span><text:span text:style-name="T19">Permet de lancer un node avec un fichier .launch</text:span></text:p>
      <text:p text:style-name="P12"><text:tab/>//Nécessite un fichier .launch par exemple dans un directory</text:p>
      <text:p text:style-name="P12"/>
      <text:p text:style-name="P19">ex :<text:span text:style-name="T31">roslaunch beginner_tutorials </text:span><text:span text:style-name="T26">turtlemimic.launch</text:span></text:p>
      <text:p text:style-name="P19"><text:soft-page-break/></text:p>
      <text:p text:style-name="P19"><text:span text:style-name="T26">m</text:span><text:span text:style-name="T25">sg </text:span><text:span text:style-name="T32">sert à composer des messages non pré-définit par ros</text:span></text:p>
      <text:p text:style-name="P19"><text:span text:style-name="T21">Srv </text:span><text:span text:style-name="T28">décrit un service, request et response.</text:span></text:p>
      <text:p text:style-name="P19"/>
      <text:p text:style-name="P20"><text:span text:style-name="T6">.msg contient par ex</text:span><text:span text:style-name="T13">e</text:span><text:span text:style-name="T6">mple  :</text:span></text:p>
      <text:p text:style-name="P22"><text:tab/>string first_name</text:p>
      <text:p text:style-name="P20"><text:tab/>string last_name</text:p>
      <text:p text:style-name="P19"><text:tab/>uint8 age</text:p>
      <text:p text:style-name="P19"><text:tab/>uint32 score</text:p>
      <text:p text:style-name="P19"/>
      <text:p text:style-name="P19">cmake<text:span text:style-name="T6"> fait le lien entre les library/fichiers et code c++</text:span></text:p>
      <text:p text:style-name="P19"/>
      <text:h text:style-name="P51" text:outline-level="3">Message</text:h>
      <text:p text:style-name="P19"><text:span text:style-name="T1">Rosmsg</text:span> <text:span text:style-name="T6">show </text:span><text:span text:style-name="T17">PackageName/file.msg</text:span></text:p>
      <text:p text:style-name="P19">ou</text:p>
      <text:p text:style-name="P19">rosmsg<text:span text:style-name="T6"> show </text:span><text:span text:style-name="T17">file.msg</text:span></text:p>
      <text:p text:style-name="P19"/>
      <text:h text:style-name="P51" text:outline-level="3">Service</text:h>
      <text:p text:style-name="P19"><text:span text:style-name="T1">ros</text:span><text:span text:style-name="T4">srv</text:span> <text:span text:style-name="T6">show </text:span><text:span text:style-name="T17">PackageName/file.</text:span><text:span text:style-name="T20">srv</text:span></text:p>
      <text:p text:style-name="P19">ou</text:p>
      <text:p text:style-name="P19"><text:span text:style-name="T17">ros</text:span><text:span text:style-name="T20">srv</text:span><text:span text:style-name="T17"> show file.</text:span><text:span text:style-name="T20">srv</text:span></text:p>
      <text:p text:style-name="P19"/>
      <text:p text:style-name="P19">Dans une commande utilisé l’option -h pour obtenir l’aide sur la commande. </text:p>
      <text:p text:style-name="P19"/>
      <text:p text:style-name="P19"><text:span text:style-name="T6">Lorsqu’on refait notre </text:span>package<text:span text:style-name="T6"> on se place catkin_ws :</text:span></text:p>
      <text:p text:style-name="P19"><text:span text:style-name="T6"><text:tab/></text:span><text:span text:style-name="T12">cd ~/catkin_ws</text:span></text:p>
      <text:p text:style-name="P19"><text:tab/>catkin_make <text:s/></text:p>
      <text:p text:style-name="P19"/>
      <text:p text:style-name="P19"/>
      <text:h text:style-name="P51" text:outline-level="3">C++ Subscriber/<text:span text:style-name="T35">Plubisher (asynchrone) :</text:span></text:h>
      <text:p text:style-name="P23">//ros objet pubs <text:s text:c="12"/>metho<text:span text:style-name="T36">d</text:span> <text:s text:c="5"/>topics message type topicName maxBuffer</text:p>
      <text:p text:style-name="P19">ros::Publisher chatter_pub = n.advertise&lt;std_msgs::String&gt;("chatter", 1000);</text:p>
      <text:p text:style-name="P19"/>
      <text:p text:style-name="P23">//ros objet subs <text:s text:c="5"/>method <text:s text:c="5"/>topicName maxbuffer <text:s text:c="2"/></text:p>
      <text:p text:style-name="P19">ros::Subscriber sub = n.subscribe("chatter", 1000, chatterCallback);</text:p>
      <text:p text:style-name="P21"/>
      <text:h text:style-name="P45" text:outline-level="3"><text:span text:style-name="T23">C++ </text:span><text:span text:style-name="T21">Test </text:span><text:span text:style-name="T25">talker/listener :</text:span></text:h>
      <text:p text:style-name="P12"><text:span text:style-name="T21"><text:s/>rosrun beginner_tutorials </text:span><text:span text:style-name="T25">talker </text:span><text:span text:style-name="T28">__</text:span><text:span text:style-name="T27">name</text:span><text:span text:style-name="T33">:=monTalker</text:span></text:p>
      <text:p text:style-name="P12"><text:span text:style-name="T21"><text:s/>rosrun beginner_tutorials </text:span><text:span text:style-name="T25">listener </text:span><text:span text:style-name="T28">__</text:span><text:span text:style-name="T27">name</text:span><text:span text:style-name="T33">:=monListener</text:span></text:p>
      <text:p text:style-name="P12"><text:span text:style-name="T21"><text:s/>rostopic echo /</text:span><text:span text:style-name="T28">chatter</text:span><text:span text:style-name="T21"> <text:s text:c="4"/></text:span>//écouter le topic</text:p>
      <text:p text:style-name="P12"/>
      <text:h text:style-name="P51" text:outline-level="3">C<text:span text:style-name="T37">++ Service/Client (service) :</text:span></text:h>
      <text:p text:style-name="P24"><text:bookmark text:name="roscpp_tutorials.2BAC8-Tutorials.2BAC8-WritingServiceClient.CA-51b90df3945605c351da24a5ec712323d4d3dc5a"/>ros::ServiceServer service = n.advertiseService("add_two_ints", add);</text:p>
      <text:p text:style-name="P24"><text:bookmark text:name="roscpp_tutorials.2BAC8-Tutorials.2BAC8-WritingServiceClient.CA-f2a39abe84f67d951ff455fdbeda1ad12e9783e4"/>ros::ServiceClient client = n.serviceClient&lt;beginner_tutorials::AddTwoInts&gt;("add_two_ints");</text:p>
      <text:p text:style-name="P24"/>
      <text:p text:style-name="P24"/>
      <text:p text:style-name="P24"/>
      <text:p text:style-name="P24"/>
      <text:h text:style-name="P49" text:outline-level="3">C++ Test <text:s/>Service/Client :</text:h>
      <text:p text:style-name="P25">rosrun beginner_tutorials add_two_ints_server </text:p>
      <text:p text:style-name="P25">rosrun beginner_tutorials add_two_ints_client 1 3</text:p>
      <text:p text:style-name="P39"/>
      <text:h text:style-name="P45" text:outline-level="3"><text:soft-page-break/>Records topics :</text:h>
      <text:p text:style-name="P12">mkdir ~/bagfiles</text:p>
      <text:p text:style-name="P12"><text:bookmark text:name="rosbag.2BAC8-Tutorials.2BAC8-Recording_and_playing_back_data.line-2-3"/>cd ~/bagfiles</text:p>
      <text:p text:style-name="P37"><text:bookmark text:name="rosbag.2BAC8-Tutorials.2BAC8-Recording_and_playing_back_data.line-3-3"/><text:span text:style-name="T1">rosbag</text:span> record -a</text:p>
      <text:h text:style-name="P57" text:outline-level="10">Pour plusieurs topic :</text:h>
      <text:p text:style-name="P38"><text:span text:style-name="T6">rosbag</text:span> record -O subset /turtle1/cmd_vel /turtle1/pose</text:p>
      <text:h text:style-name="P57" text:outline-level="10">Rejouer</text:h>
      <text:p text:style-name="P26">rosbag <text:span text:style-name="T1">info</text:span> &lt;your bagfile&gt;</text:p>
      <text:p text:style-name="P26">rosbag <text:span text:style-name="T1">play</text:span> &lt;your bagfile&gt;</text:p>
      <text:p text:style-name="P26"/>
      <text:h text:style-name="P51" text:outline-level="3">Rechercher une erreur :</text:h>
      <text:p text:style-name="P27"><text:span text:style-name="T1">roswtf</text:span> → indique l’erreur</text:p>
      <text:p text:style-name="P40"/>
      <text:h text:style-name="P45" text:outline-level="3">Test sur le package :</text:h>
      <text:p text:style-name="P12">Envoi sur le tu<text:span text:style-name="T38">b</text:span>e monT<text:span text:style-name="T39">u</text:span>be d’un seul message de type string ‘Ceci...’</text:p>
      <text:p text:style-name="P12"><text:s/>rostopic pub -1 /monTube std_msgs/String 'Ceci est un test'</text:p>
      <text:p text:style-name="P12">Pour un Integer</text:p>
      <text:p text:style-name="P12"><text:s/>rostopic pub -1 /monTopictd_msgs/Int8 42</text:p>
      <text:p text:style-name="P12"/>
      <text:p text:style-name="P12"/>
      <text:p text:style-name="P12"/>
      <text:p text:style-name="P42">Intermédiaire</text:p>
      <text:h text:style-name="P45" text:outline-level="3">Créer un package</text:h>
      <text:p text:style-name="P12">catkin_ws $ mkdir -p src/<text:span text:style-name="T39">nomPackage</text:span></text:p>
      <text:p text:style-name="P28">catkin_ws $ cd src/<text:span text:style-name="T39">nomPackage</text:span></text:p>
      <text:p text:style-name="P28"/>
      <text:p text:style-name="P29">gedit package.xml</text:p>
      <text:p text:style-name="P29">gedit CmakeList.txt</text:p>
      <text:p text:style-name="P29"/>
      <text:h text:style-name="P45" text:outline-level="3"><text:span text:style-name="T1">Rosdep</text:span> </text:h>
      <text:p text:style-name="P30">Sert à gérer et installer les packages (dependences)</text:p>
      <text:p text:style-name="P31">Lors de la création d’un package, on doit lui fournir ses dépendances. </text:p>
      <text:p text:style-name="P32"><text:span text:style-name="T38">→ </text:span><text:span text:style-name="T24">ensuite</text:span><text:span text:style-name="T38"> rosdep </text:span><text:span text:style-name="T5">update</text:span><text:span text:style-name="T38"> </text:span><text:span text:style-name="T24">et </text:span><text:span text:style-name="T38">rosdep </text:span><text:span text:style-name="T5">resolve</text:span><text:span text:style-name="T38"> my_dependency_name</text:span></text:p>
      <text:p text:style-name="P32"/>
      <text:p text:style-name="P32"/>
      <text:h text:style-name="P55" text:outline-level="3">LaunchFile</text:h>
      <text:p text:style-name="P34">Si aucun <text:span text:style-name="T1">roscore </text:span>ne tourne, .launch en lancera un</text:p>
      <text:p text:style-name="P34"/>
      <text:p text:style-name="P12">roslaunch package-name launch-file-name</text:p>
      <text:p text:style-name="P33">Avec un argument</text:p>
      <text:p text:style-name="P33">roslaunchpackage-name launch-file-name <text:span text:style-name="T1">arg-name:=arg-value</text:span></text:p>
      <text:p text:style-name="P12"/>
      <text:p text:style-name="P12">//includes a set of files</text:p>
      <text:p text:style-name="P12">&lt;launch&gt;</text:p>
      <text:p text:style-name="P33"><text:s text:c="2"/>&lt;arg name="option" default="default" /&gt;</text:p>
      <text:p text:style-name="P12"><text:s text:c="2"/>&lt;group name="wg"&gt;</text:p>
      <text:p text:style-name="P12"><text:s text:c="4"/>&lt;include file="$(find pr2_alpha)/$(env ROBOT).machine" /&gt;</text:p>
      <text:p text:style-name="P12"><text:soft-page-break/><text:s text:c="4"/>&lt;include file="$(find 2dnav_pr2)/config/new_amcl_node.xml" /&gt;</text:p>
      <text:p text:style-name="P12"><text:tab/>...</text:p>
      <text:p text:style-name="P12"><text:s text:c="4"/>&lt;!-- The navigation stack and associated parameters --&gt;</text:p>
      <text:p text:style-name="P12"><text:s text:c="4"/>&lt;include file="$(find 2dnav_pr2)/move_base/move_base.xml" /&gt;</text:p>
      <text:p text:style-name="P12"><text:s text:c="2"/>&lt;/group&gt;</text:p>
      <text:p text:style-name="P12">&lt;/launch&gt;</text:p>
      <text:p text:style-name="P32"/>
      <text:h text:style-name="Heading_20_3" text:outline-level="3">Log</text:h>
      <text:p text:style-name="P12">Usefull to help to understand how it run</text:p>
      <text:p text:style-name="P12">i<text:span text:style-name="T40"> f (( i % 3) == 0) <text:s/>{</text:span></text:p>
      <text:p text:style-name="P36"><text:tab/>ROS_INFO_STREAM( <text:s/>"␣ i s ␣ d i v i s i b l e ␣by␣ 3. " ) ;</text:p>
      <text:p text:style-name="P36">}</text:p>
      <text:p text:style-name="P36">i f (( i % 5) == 0 <text:s/>) <text:s/>{</text:p>
      <text:p text:style-name="P36"><text:tab/>ROS_WARN_STREAM( "␣ i s ␣ d i v i s i b l e ␣by␣ 5. " ) ;</text:p>
      <text:p text:style-name="P36">}</text:p>
      <text:p text:style-name="P36">i f (( i % 10) == 0) <text:s/>{</text:p>
      <text:p text:style-name="P36"><text:tab/>ROS_ERROR_STREAM( "␣ i s ␣ d i v i s i b l e ␣by␣ 10. " ) ;</text:p>
      <text:p text:style-name="P36">}</text:p>
      <text:p text:style-name="P36">i f (( i % 20) == 0) <text:s/>{</text:p>
      <text:p text:style-name="P36"><text:tab/>ROS_FATAL_STREAM( "␣ i s ␣ d i v i s i b l e ␣by␣ 20. " ) ;</text:p>
      <text:p text:style-name="P36">}</text:p>
      <text:p text:style-name="P12"/>
      <text:p text:style-name="P12">N’afficher qu’une fois</text:p>
      <text:p text:style-name="P12">ROS_DEBUG_STREAM_ONCE(message);</text:p>
      <text:p text:style-name="P12"/>
      <text:p text:style-name="P12">Controler la fréquence d’affichage</text:p>
      <text:p text:style-name="P12">ROS_DEBUG_STREAM_THROTTLE(interval (ex:0,1), message);</text:p>
      <text:p text:style-name="P35"/>
      <text:p text:style-name="P35"/>
      <text:p text:style-name="P35"/>
      <text:p text:style-name="P35"/>
      <text:p text:style-name="P12"/>
      <text:p text:style-name="P12"/>
      <text:p text:style-name="P12"/>
      <text:p text:style-name="P35">Cours Tuto officiel : <text:a xlink:type="simple" xlink:href="http://wiki.ros.org/ROS/Tutorials" text:style-name="Internet_20_link" text:visited-style-name="Visited_20_Internet_20_Link">http://wiki.ros.org/ROS/Tutorials</text:a> </text:p>
      <text:p text:style-name="P35">Livre : <text:a xlink:type="simple" xlink:href="https://www.cse.sc.edu/~jokane/agitr/agitr-letter.pdf" text:style-name="Internet_20_link" text:visited-style-name="Visited_20_Internet_20_Link">https://www.cse.sc.edu/~jokane/agitr/agitr-letter.pdf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Roboto" svg:font-family="Roboto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anumGothic" fo:font-family="NanumGothic" style:font-family-generic="swiss" style:font-pitch="variable" fo:font-size="11pt" fo:font-style="italic" style:text-underline-style="none" fo:font-weight="normal" officeooo:rsid="002ed0b3" style:font-size-asian="11pt" style:font-style-asian="italic" style:font-weight-asian="normal" style:font-size-complex="11pt" style:font-style-complex="italic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1:02:15.322872490</meta:creation-date>
    <dc:date>2018-04-09T17:19:31.570351775</dc:date>
    <meta:editing-duration>PT14H5M10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6" meta:paragraph-count="198" meta:word-count="973" meta:character-count="6985" meta:non-whitespace-character-count="6073"/>
  </office:meta>
</office:document-meta>
</file>